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1300000A0348FACA80.png" manifest:media-type="image/png"/>
  <manifest:file-entry manifest:full-path="Pictures/100002010000025E0000015116D8DE88.png" manifest:media-type="image/png"/>
  <manifest:file-entry manifest:full-path="Pictures/10000201000003C0000001F43BC2BECD.png" manifest:media-type="image/png"/>
  <manifest:file-entry manifest:full-path="Pictures/10000201000003200000032010F90580.png" manifest:media-type="image/png"/>
  <manifest:file-entry manifest:full-path="Pictures/100000000000028000000280CB6E9CF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 Roman Asian" svg:font-family="'CM Roman Asian'" style:font-pitch="variable" style:font-charset="x-symbol"/>
    <style:font-face style:name="Liberation Sans4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 Sans" svg:font-family="'CM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9cm, 0cm, 1.177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4.888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9cm" draw:marker-end-width="0.279cm" draw:fill="none" draw:fill-color="#f1f3f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4" style:family="graphic" style:parent-style-name="objectwithoutfill">
      <style:graphic-properties draw:stroke="solid" svg:stroke-width="0.051cm" svg:stroke-color="#008080" draw:marker-start-width="0.276cm" draw:marker-end-width="0.276cm" draw:fill="solid" draw:fill-color="#00808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8080" draw:marker-start-width="0.276cm" draw:marker-end-width="0.276cm" draw:fill="solid" draw:fill-color="#00808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3.643cm"/>
    </style:style>
    <style:style style:name="gr7" style:family="graphic" style:parent-style-name="objectwithoutfill">
      <style:graphic-properties svg:stroke-width="0.051cm" svg:stroke-color="#000000" draw:marker-start-width="0.276cm" draw:marker-end="Arrow_20_concave" draw:marker-end-width="0.305cm" draw:fill="none" draw:textarea-vertical-align="middle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8cm, 10.108cm, 1.199cm, 0cm)" draw:image-opacity="100%" style:mirror="none"/>
    </style:style>
    <style:style style:name="gr10" style:family="graphic" style:parent-style-name="standard">
      <style:graphic-properties draw:stroke="solid" svg:stroke-width="0.051cm" svg:stroke-color="#000000" draw:marker-start-width="0.276cm" draw:marker-end-width="0.276cm" draw:fill-color="#000000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standard">
      <style:graphic-properties draw:stroke="none" svg:stroke-width="0.051cm" svg:stroke-color="#800000" draw:marker-start-width="0.276cm" draw:marker-end-width="0.276cm" draw:fill-color="#000000" draw:textarea-horizontal-align="justify" draw:textarea-vertical-align="middle" draw:auto-grow-height="false" draw:shadow-offset-x="0.203cm" draw:shadow-offset-y="0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56cm, 0cm, 1.661cm)" draw:image-opacity="100%" style:mirror="none"/>
    </style:style>
    <style:style style:name="gr13" style:family="graphic" style:parent-style-name="standard">
      <style:graphic-properties draw:stroke="solid" svg:stroke-width="0.051cm" svg:stroke-color="#000000" draw:marker-start-width="0.279cm" draw:marker-end-width="0.279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4" style:family="graphic" style:parent-style-name="objectwithoutfill">
      <style:graphic-properties svg:stroke-width="0.051cm" svg:stroke-color="#000080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800000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1.18cm"/>
    </style:style>
    <style:style style:name="gr17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2.509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width="0.035cm" draw:stroke-linejoin="miter" draw:fill="solid" draw:fill-color="#000080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1.882cm"/>
    </style:style>
    <style:style style:name="gr22" style:family="graphic" style:parent-style-name="standard">
      <style:graphic-properties draw:stroke="none" svg:stroke-width="0.035cm" draw:stroke-linejoin="miter" draw:fill="solid" draw:fill-color="#800000"/>
    </style:style>
    <style:style style:name="gr2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CM Roman Asian" fo:font-weight="bold" style:font-weight-asian="bold" style:font-weight-complex="bold"/>
    </style:style>
    <style:style style:name="P3" style:family="paragraph">
      <style:text-properties fo:color="#000000" style:font-name="CM Roman Asian" fo:font-size="15pt" fo:font-weight="bold" style:font-size-asian="15pt" style:font-weight-asian="bold" style:font-size-complex="15pt" style:font-weight-complex="bold"/>
    </style:style>
    <style:style style:name="P4" style:family="paragraph">
      <style:text-properties style:font-name="CM Roman Asian" fo:font-style="italic" style:font-style-asian="italic" style:font-style-complex="italic"/>
    </style:style>
    <style:style style:name="T1" style:family="text">
      <style:text-properties fo:color="#000000" style:font-name="CM Roman Asian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827cm" svg:height="4.209cm" svg:x="2.798cm" svg:y="8.267cm">
          <draw:image xlink:href="Pictures/100000000000028000000280CB6E9CFC.jpg" xlink:type="simple" xlink:show="embed" xlink:actuate="onLoad">
            <text:p/>
          </draw:image>
        </draw:frame>
        <draw:g>
          <draw:frame draw:style-name="gr2" draw:text-style-name="P2" draw:layer="layout" svg:width="6.005cm" svg:height="1.043cm" svg:x="0.148cm" svg:y="13.549cm">
            <draw:text-box>
              <text:p><text:span text:style-name="T1">Dark matter halo</text:span></text:p>
            </draw:text-box>
          </draw:frame>
          <draw:g>
            <draw:g>
              <draw:custom-shape draw:style-name="gr3" draw:text-style-name="P1" draw:layer="layout" svg:width="11.474cm" svg:height="8.635cm" svg:x="3.051cm" svg:y="5.7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path draw:style-name="gr4" draw:text-style-name="P1" draw:layer="layout" svg:width="1.662cm" svg:height="1.043cm" draw:transform="skewX (0.00104719755119658) rotate (1.06499990956694) translate (4.51693867276857cm 9.77581310097139cm)" svg:viewBox="0 0 1663 1044" svg:d="M0 0c1014 1 1663 1044 1663 1044">
                  <text:p/>
                </draw:path>
                <draw:custom-shape draw:style-name="gr5" draw:text-style-name="P1" draw:layer="layout" svg:width="0.209cm" svg:height="0.292cm" draw:transform="rotate (-1.31266213042493) translate (6.35cm 8.67cm)">
                  <text:p/>
  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path draw:style-name="gr4" draw:text-style-name="P1" draw:layer="layout" svg:width="1.662cm" svg:height="1.042cm" draw:transform="skewX (0.00069813170079773) rotate (-1.77290545417584) translate (13.4238329978722cm 10.0614683288846cm)" svg:viewBox="0 0 1663 1043" svg:d="M0 0c1014 0 1663 1043 1663 1043">
                  <text:p/>
                </draw:path>
                <draw:custom-shape draw:style-name="gr5" draw:text-style-name="P1" draw:layer="layout" svg:width="0.208cm" svg:height="0.29cm" draw:transform="skewX (-0.00349065850398872) rotate (2.13314141178747) translate (12.007cm 11.665cm)">
                  <text:p/>
  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frame draw:style-name="gr6" draw:text-style-name="P2" draw:layer="layout" svg:width="4.617cm" svg:height="1.043cm" svg:x="0.159cm" svg:y="6.123cm">
            <draw:text-box>
              <text:p><text:span text:style-name="T1">Galactic disk</text:span></text:p>
            </draw:text-box>
          </draw:frame>
          <draw:line draw:style-name="gr7" draw:text-style-name="P1" draw:layer="layout" svg:x1="2.886cm" svg:y1="13.598cm" svg:x2="3.873cm" svg:y2="12.476cm">
            <text:p/>
          </draw:line>
          <draw:line draw:style-name="gr7" draw:text-style-name="P1" draw:layer="layout" svg:x1="2.278cm" svg:y1="7.289cm" svg:x2="4.474cm" svg:y2="10.247cm">
            <text:p/>
          </draw:line>
        </draw:g>
        <draw:frame draw:style-name="gr8" draw:text-style-name="P1" draw:layer="layout" svg:width="0.481cm" svg:height="0.481cm" svg:x="8.233cm" svg:y="11.4cm">
          <draw:image xlink:href="Pictures/10000201000003200000032010F90580.png" xlink:type="simple" xlink:show="embed" xlink:actuate="onLoad">
            <text:p/>
          </draw:image>
        </draw:frame>
        <draw:g>
          <draw:frame draw:style-name="gr9" draw:text-style-name="P1" draw:layer="layout" svg:width="12.275cm" svg:height="8.584cm" svg:x="15.438cm" svg:y="6.029cm">
            <draw:image xlink:href="Pictures/10000201000003C0000001F43BC2BECD.png" xlink:type="simple" xlink:show="embed" xlink:actuate="onLoad">
              <text:p/>
            </draw:image>
          </draw:frame>
          <draw:custom-shape draw:style-name="gr10" draw:text-style-name="P1" draw:layer="layout" svg:width="8.803cm" svg:height="3.273cm" draw:transform="skewX (-6.46206640825142E-017) rotate (0.841423232386466) translate (19.578cm 12.8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265cm" svg:height="0.369cm" draw:transform="skewX (-0.0270526034059121) rotate (-0.699353431274128) translate (25.421cm 11.00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" draw:layer="layout" svg:width="3.472cm" svg:height="2.786cm" svg:x="15.438cm" svg:y="5.986cm">
            <draw:image xlink:href="Pictures/100002010000025E0000015116D8DE88.png" xlink:type="simple" xlink:show="embed" xlink:actuate="onLoad">
              <text:p/>
            </draw:image>
          </draw:frame>
          <draw:custom-shape draw:style-name="gr13" draw:text-style-name="P1" draw:layer="layout" svg:width="12.275cm" svg:height="8.585cm" svg:x="15.438cm" svg:y="5.986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20.635cm" svg:y1="13.732cm" svg:x2="20.003cm" svg:y2="13.193cm">
            <text:p/>
          </draw:line>
          <draw:line draw:style-name="gr14" draw:text-style-name="P1" draw:layer="layout" svg:x1="26.675cm" svg:y1="7.401cm" svg:x2="27.456cm" svg:y2="7.997cm">
            <text:p/>
          </draw:line>
          <draw:line draw:style-name="gr15" draw:text-style-name="P1" draw:layer="layout" svg:x1="22.745cm" svg:y1="9.965cm" svg:x2="20.558cm" svg:y2="8.715cm">
            <text:p/>
          </draw:line>
          <draw:frame draw:style-name="gr16" draw:text-style-name="P3" draw:layer="layout" svg:width="1.772cm" svg:height="0.911cm" svg:x="18.83cm" svg:y="13.707cm">
            <draw:text-box>
              <text:p text:style-name="P3">June</text:p>
            </draw:text-box>
          </draw:frame>
          <draw:line draw:style-name="gr17" draw:text-style-name="P1" draw:layer="layout" svg:x1="26.44cm" svg:y1="7.308cm" svg:x2="20.899cm" svg:y2="13.892cm">
            <text:p/>
          </draw:line>
          <draw:frame draw:style-name="gr8" draw:text-style-name="P1" draw:layer="layout" svg:width="0.634cm" svg:height="0.63cm" svg:x="20.503cm" svg:y="13.607cm">
            <draw:image xlink:href="Pictures/1000020100000A1300000A0348FACA80.png" xlink:type="simple" xlink:show="embed" xlink:actuate="onLoad">
              <text:p/>
            </draw:image>
          </draw:frame>
          <draw:frame draw:style-name="gr8" draw:text-style-name="P1" draw:layer="layout" svg:width="2.634cm" svg:height="2.633cm" svg:x="22.411cm" svg:y="9.172cm">
            <draw:image xlink:href="Pictures/10000201000003200000032010F90580.png" xlink:type="simple" xlink:show="embed" xlink:actuate="onLoad">
              <text:p/>
            </draw:image>
          </draw:frame>
          <draw:frame draw:style-name="gr8" draw:text-style-name="P1" draw:layer="layout" svg:width="0.635cm" svg:height="0.63cm" svg:x="26.14cm" svg:y="6.939cm">
            <draw:image xlink:href="Pictures/1000020100000A1300000A0348FACA80.png" xlink:type="simple" xlink:show="embed" xlink:actuate="onLoad">
              <text:p/>
            </draw:image>
          </draw:frame>
          <draw:frame draw:style-name="gr18" draw:text-style-name="P3" draw:layer="layout" svg:width="3.173cm" svg:height="0.911cm" svg:x="23.315cm" svg:y="6.323cm">
            <draw:text-box>
              <text:p text:style-name="P3">December</text:p>
            </draw:text-box>
          </draw:frame>
          <draw:g>
            <svg:title>TexMaths</svg:title>
            <svg:desc>28§display§\color[rgb]{0,0,0.5}{+  \textbf{v}_\textrm{EarthRot}(t)}§svg§600§TRUE</svg:desc>
            <draw:polygon draw:style-name="gr19" draw:layer="layout" svg:width="3.888cm" svg:height="0.662cm" svg:x="16.014cm" svg:y="12.924cm" svg:viewBox="0 0 3889 663" draw:points="1944,663 0,663 0,0 3889,0 3889,663">
              <text:p/>
            </draw:polygon>
            <draw:path draw:style-name="gr20" draw:layer="layout" svg:width="0.442cm" svg:height="0.443cm" svg:x="16.051cm" svg:y="13.033cm" svg:viewBox="0 0 443 444" svg:d="M236 236h185c9 0 22 0 22-13 0-15-13-15-22-15h-185v-185c0-10 0-23-13-23-15 0-15 13-15 23v185h-185c-10 0-23 0-23 15 0 13 13 13 23 13h185v185c0 9 0 23 15 23 13 0 13-14 13-23z">
              <text:p/>
            </draw:path>
            <draw:path draw:style-name="gr20" draw:layer="layout" svg:width="0.369cm" svg:height="0.297cm" svg:x="16.544cm" svg:y="13.126cm" svg:viewBox="0 0 370 298" svg:d="M321 45c4-9 5-13 49-13v-32c-17 2-36 2-53 2s-47-2-60-2v32c11 0 32 2 32 8l-4 7-77 166-85-181h36v-32c-23 2-82 2-84 2-18 0-49-2-75-2v32h43l116 251c9 15 17 15 26 15 11 0 17-2 24-15z">
              <text:p/>
            </draw:path>
            <draw:path draw:style-name="gr20" draw:layer="layout" svg:width="0.312cm" svg:height="0.316cm" svg:x="16.955cm" svg:y="13.203cm" svg:viewBox="0 0 313 317" svg:d="M313 194h-15c-13 70-22 106-109 106h-74c-23 0-23-4-23-19v-121h48c47 0 54 16 54 55h15v-126h-15c0 41-7 54-54 54h-48v-107c0-15 0-19 23-19h70c77 0 91 25 98 91h17l-15-108h-285v17h11c36 0 36 4 36 21v241c0 16 0 21-36 21h-11v17h293z">
              <text:p/>
            </draw:path>
            <draw:path draw:style-name="gr20" draw:layer="layout" svg:width="0.233cm" svg:height="0.212cm" svg:x="17.31cm" svg:y="13.313cm" svg:viewBox="0 0 234 213" svg:d="M183 83c0-24 0-41-21-60-20-15-43-23-70-23-45 0-75 17-75 45 0 15 9 23 23 23 11 0 20-9 20-21 0-9-3-19-15-22 15-12 44-12 46-12 26 0 54 17 54 57v15c-24 0-56 2-90 15-42 15-55 40-55 62 0 40 49 51 81 51 38 0 61-20 70-39 2 20 15 37 36 37 2 0 47 0 47-45v-24h-17v24c0 6 0 28-17 28s-17-22-17-28zM145 143c0 46-37 57-60 57s-45-15-45-38c0-26 22-62 105-66z">
              <text:p/>
            </draw:path>
            <draw:path draw:style-name="gr20" draw:layer="layout" svg:width="0.167cm" svg:height="0.207cm" svg:x="17.57cm" svg:y="13.315cm" svg:viewBox="0 0 168 208" svg:d="M70 100c0-40 19-87 64-87-6 4-9 10-9 17 0 15 13 21 22 21 12 0 21-8 21-21 0-17-15-30-38-30-22 0-49 15-62 51v-51l-68 6v17c32 0 36 2 36 26v121c0 21-6 21-36 21v17c2 0 34-2 53-2 21 0 41 0 62 2v-17h-9c-36 0-36-6-36-23z">
              <text:p/>
            </draw:path>
            <draw:path draw:style-name="gr20" draw:layer="layout" svg:width="0.161cm" svg:height="0.292cm" svg:x="17.769cm" svg:y="13.234cm" svg:viewBox="0 0 162 293" svg:d="M81 102h74v-15h-74v-87h-17c0 42-19 89-64 91v11h43v126c0 53 40 65 66 65 33 0 53-27 53-65v-26h-15v26c0 33-15 50-34 50-32 0-32-40-32-48z">
              <text:p/>
            </draw:path>
            <draw:path draw:style-name="gr20" draw:layer="layout" svg:width="0.25cm" svg:height="0.324cm" svg:x="17.987cm" svg:y="13.198cm" svg:viewBox="0 0 251 325" svg:d="M215 183c0-41-19-64-70-64-41 0-64 24-75 41v-160l-70 6v17c32 0 36 2 36 24v240c0 21-6 21-36 21v17c0 0 34-2 53-2 17 0 51 0 55 2v-17c-31 0-36 0-36-21v-83c0-49 39-72 70-72 32 0 37 25 37 49v106c0 21-5 21-36 21v17c2 0 34-2 53-2s51 0 55 2v-17c-30 0-36 0-36-21z">
              <text:p/>
            </draw:path>
            <draw:path draw:style-name="gr20" draw:layer="layout" svg:width="0.354cm" svg:height="0.327cm" svg:x="18.28cm" svg:y="13.201cm" svg:viewBox="0 0 355 328" svg:d="M208 160c41-11 83-37 83-75 0-47-61-85-134-85h-157v17h11c36 0 36 4 36 21v243c0 15 0 21-36 21h-11v17c0 0 49-2 70-2 19 0 45 2 68 2v-17h-10c-37 0-37-4-37-21v-115h62c7 0 32 0 53 19 17 15 17 26 17 57 0 32 0 51 20 68 21 17 48 18 61 18 39 0 51-37 51-52 0-2 0-8-8-8-7 0-7 4-9 8-2 28-17 39-32 39-27 0-30-28-36-70-6-37-6-45-19-60-6-6-19-17-43-25zM151 153h-60v-117c0-13 0-17 13-19 4 0 19 0 28 0 45 0 110 0 110 68 0 51-42 68-91 68z">
              <text:p/>
            </draw:path>
            <draw:path draw:style-name="gr20" draw:layer="layout" svg:width="0.229cm" svg:height="0.212cm" svg:x="18.656cm" svg:y="13.313cm" svg:viewBox="0 0 230 213" svg:d="M230 109c0-58-51-109-115-109-66 0-115 51-115 109 0 59 51 104 115 104 62 0 115-45 115-104zM115 198c-17 0-43-5-58-28-14-19-14-44-14-64 0-21 0-49 16-68 13-15 32-25 56-25 27 0 47 13 57 29 13 17 15 41 15 64 0 22-2 47-15 66-13 17-34 26-57 26z">
              <text:p/>
            </draw:path>
            <draw:path draw:style-name="gr20" draw:layer="layout" svg:width="0.161cm" svg:height="0.292cm" svg:x="18.914cm" svg:y="13.234cm" svg:viewBox="0 0 162 293" svg:d="M81 102h74v-15h-74v-87h-17c0 42-19 89-64 91v11h43v126c0 53 40 65 66 65 33 0 53-27 53-65v-26h-15v26c0 33-15 50-34 50-32 0-32-40-32-48z">
              <text:p/>
            </draw:path>
            <draw:path draw:style-name="gr20" draw:layer="layout" svg:width="0.156cm" svg:height="0.664cm" svg:x="19.214cm" svg:y="12.922cm" svg:viewBox="0 0 157 665" svg:d="M157 659c0-2 0-4-14-15-83-83-103-210-103-312 0-115 24-230 107-313 10-10 10-10 10-11 0-6-4-8-8-8-7 0-68 45-107 130-34 74-42 148-42 202 0 53 8 132 43 208 42 83 99 125 106 125 4 0 8-2 8-6z">
              <text:p/>
            </draw:path>
            <draw:path draw:style-name="gr20" draw:layer="layout" svg:width="0.205cm" svg:height="0.424cm" svg:x="19.42cm" svg:y="13.005cm" svg:viewBox="0 0 206 425" svg:d="M123 151h62c13 0 21 0 21-13 0-8-8-8-19-8h-59c25-94 27-107 27-111 0-11-8-19-19-19-2 0-21 0-27 25l-26 105h-62c-13 0-21 0-21 13 0 8 6 8 19 8h58c-47 189-51 200-51 211 0 36 27 63 63 63 68 0 105-98 105-102 0-8-5-8-7-8-6 0-8 2-10 10-30 70-64 85-86 85-16 0-21-8-21-31 0-17 0-20 4-32z">
              <text:p/>
            </draw:path>
            <draw:path draw:style-name="gr20" draw:layer="layout" svg:width="0.156cm" svg:height="0.664cm" svg:x="19.682cm" svg:y="12.922cm" svg:viewBox="0 0 157 665" svg:d="M157 332c0-51-8-132-46-207-39-82-98-125-103-125-6 0-8 2-8 8 0 1 0 1 13 15 66 66 104 171 104 309 0 115-25 232-108 316-9 7-9 9-9 11 0 4 2 6 8 6 5 0 66-46 105-129 34-73 44-147 44-204z">
              <text:p/>
            </draw:path>
          </draw:g>
          <draw:g>
            <svg:title>TexMaths</svg:title>
            <svg:desc>28§display§\color[rgb]{0,0,0.5}{\textbf{v}_\textrm{EarthRev}(t)}§svg§600§TRUE</svg:desc>
            <draw:polygon draw:style-name="gr19" draw:layer="layout" svg:width="3.417cm" svg:height="0.662cm" svg:x="16.19cm" svg:y="12.274cm" svg:viewBox="0 0 3418 663" draw:points="1710,663 0,663 0,0 3418,0 3418,663">
              <text:p/>
            </draw:polygon>
            <draw:path draw:style-name="gr20" draw:layer="layout" svg:width="0.369cm" svg:height="0.297cm" svg:x="16.207cm" svg:y="12.476cm" svg:viewBox="0 0 370 298" svg:d="M321 45c4-9 5-13 49-13v-32c-17 2-36 2-53 2s-47-2-60-2v32c11 0 32 2 32 8l-4 7-77 166-85-181h36v-32c-23 2-82 2-84 2-18 0-49-2-75-2v32h43l116 251c9 15 17 15 26 15 11 0 17-2 24-15z">
              <text:p/>
            </draw:path>
            <draw:path draw:style-name="gr20" draw:layer="layout" svg:width="0.312cm" svg:height="0.316cm" svg:x="16.619cm" svg:y="12.553cm" svg:viewBox="0 0 313 317" svg:d="M313 194h-15c-13 70-22 106-109 106h-74c-23 0-23-4-23-19v-121h48c47 0 54 16 54 55h15v-126h-15c0 41-7 54-54 54h-48v-107c0-15 0-19 23-19h70c77 0 91 25 98 91h17l-15-108h-285v17h11c36 0 36 4 36 21v241c0 16 0 21-36 21h-11v17h293z">
              <text:p/>
            </draw:path>
            <draw:path draw:style-name="gr20" draw:layer="layout" svg:width="0.233cm" svg:height="0.212cm" svg:x="16.973cm" svg:y="12.663cm" svg:viewBox="0 0 234 213" svg:d="M183 83c0-24 0-41-21-60-20-15-43-23-70-23-45 0-75 17-75 45 0 15 9 23 23 23 11 0 20-9 20-21 0-9-3-19-15-22 15-12 44-12 46-12 26 0 54 17 54 57v15c-24 0-56 2-90 15-42 15-55 40-55 62 0 40 49 51 81 51 38 0 61-20 70-39 2 20 15 37 36 37 2 0 47 0 47-45v-24h-17v24c0 6 0 28-17 28s-17-22-17-28zM145 143c0 46-37 57-60 57s-45-15-45-38c0-26 22-62 105-66z">
              <text:p/>
            </draw:path>
            <draw:path draw:style-name="gr20" draw:layer="layout" svg:width="0.167cm" svg:height="0.207cm" svg:x="17.234cm" svg:y="12.665cm" svg:viewBox="0 0 168 208" svg:d="M70 100c0-40 19-87 64-87-6 4-9 10-9 17 0 15 13 21 22 21 12 0 21-8 21-21 0-17-15-30-38-30-22 0-49 15-62 51v-51l-68 6v17c32 0 36 2 36 26v121c0 21-6 21-36 21v17c2 0 34-2 53-2 21 0 41 0 62 2v-17h-9c-36 0-36-6-36-23z">
              <text:p/>
            </draw:path>
            <draw:path draw:style-name="gr20" draw:layer="layout" svg:width="0.161cm" svg:height="0.292cm" svg:x="17.432cm" svg:y="12.584cm" svg:viewBox="0 0 162 293" svg:d="M81 102h74v-15h-74v-87h-17c0 42-19 89-64 91v11h43v126c0 53 40 65 66 65 33 0 53-27 53-65v-26h-15v26c0 33-15 50-34 50-32 0-32-40-32-48z">
              <text:p/>
            </draw:path>
            <draw:path draw:style-name="gr20" draw:layer="layout" svg:width="0.25cm" svg:height="0.324cm" svg:x="17.649cm" svg:y="12.548cm" svg:viewBox="0 0 251 325" svg:d="M215 183c0-41-19-64-70-64-41 0-64 24-75 41v-160l-70 6v17c32 0 36 2 36 24v240c0 21-6 21-36 21v17c0 0 34-2 53-2 17 0 51 0 55 2v-17c-31 0-36 0-36-21v-83c0-49 39-72 70-72 32 0 37 25 37 49v106c0 21-5 21-36 21v17c2 0 34-2 53-2s51 0 55 2v-17c-30 0-36 0-36-21z">
              <text:p/>
            </draw:path>
            <draw:path draw:style-name="gr20" draw:layer="layout" svg:width="0.354cm" svg:height="0.327cm" svg:x="17.943cm" svg:y="12.552cm" svg:viewBox="0 0 355 328" svg:d="M208 160c41-11 83-37 83-75 0-47-61-85-134-85h-157v17h11c36 0 36 4 36 21v243c0 15 0 21-36 21h-11v17c0 0 49-2 70-2 19 0 45 2 68 2v-17h-10c-37 0-37-4-37-21v-115h62c7 0 32 0 53 19 17 15 17 26 17 57 0 32 0 51 20 68 21 17 48 18 61 18 39 0 51-37 51-52 0-2 0-8-8-8-7 0-7 4-9 8-2 28-17 39-32 39-27 0-30-28-36-70-6-37-6-45-19-60-6-6-19-17-43-25zM151 153h-60v-117c0-13 0-17 13-19 4 0 19 0 28 0 45 0 110 0 110 68 0 51-42 68-91 68z">
              <text:p/>
            </draw:path>
            <draw:path draw:style-name="gr20" draw:layer="layout" svg:width="0.201cm" svg:height="0.212cm" svg:x="18.317cm" svg:y="12.663cm" svg:viewBox="0 0 202 213" svg:d="M189 102c9 0 13 0 13-9 0-42-25-93-94-93-61 0-108 49-108 106 0 60 53 107 115 107s87-51 87-60c0-2-2-8-10-8-5 0-5 4-7 8-15 40-51 45-68 45-21 0-43-9-57-26-17-23-17-51-17-70zM43 91c6-66 48-78 65-78 58 0 60 64 60 78z">
              <text:p/>
            </draw:path>
            <draw:path draw:style-name="gr20" draw:layer="layout" svg:width="0.25cm" svg:height="0.207cm" svg:x="18.549cm" svg:y="12.669cm" svg:viewBox="0 0 251 208" svg:d="M208 45c13-28 35-28 43-28v-17c-11 0-25 2-36 2s-30 0-41-2v17c18 0 18 17 18 17 0 4 0 8-3 15l-53 115-59-128c0 0-2-6-2-8 0-11 16-11 25-11v-17c-2 0-36 2-55 2-13 0-32 0-45-2v17c26 0 32 0 38 17l75 162c2 6 4 12 12 12 9 0 11-6 13-10z">
              <text:p/>
            </draw:path>
            <draw:path draw:style-name="gr20" draw:layer="layout" svg:width="0.156cm" svg:height="0.664cm" svg:x="18.919cm" svg:y="12.272cm" svg:viewBox="0 0 157 665" svg:d="M157 659c0-2 0-4-14-15-83-83-103-210-103-312 0-115 24-230 107-313 10-10 10-10 10-11 0-6-4-8-8-8-7 0-68 45-107 130-34 74-42 148-42 202 0 53 8 132 43 208 42 83 99 125 106 125 4 0 8-2 8-6z">
              <text:p/>
            </draw:path>
            <draw:path draw:style-name="gr20" draw:layer="layout" svg:width="0.205cm" svg:height="0.424cm" svg:x="19.127cm" svg:y="12.355cm" svg:viewBox="0 0 206 425" svg:d="M123 151h62c13 0 21 0 21-13 0-8-8-8-19-8h-59c25-94 27-107 27-111 0-11-8-19-19-19-2 0-21 0-27 25l-26 105h-62c-13 0-21 0-21 13 0 8 6 8 19 8h58c-47 189-51 200-51 211 0 36 27 63 63 63 68 0 105-98 105-102 0-8-5-8-7-8-6 0-8 2-10 10-30 70-64 85-86 85-16 0-21-8-21-31 0-17 0-20 4-32z">
              <text:p/>
            </draw:path>
            <draw:path draw:style-name="gr20" draw:layer="layout" svg:width="0.156cm" svg:height="0.664cm" svg:x="19.387cm" svg:y="12.272cm" svg:viewBox="0 0 157 665" svg:d="M157 332c0-51-8-132-46-207-39-82-98-125-103-125-6 0-8 2-8 8 0 1 0 1 13 15 66 66 104 171 104 309 0 115-25 232-108 316-9 7-9 9-9 11 0 4 2 6 8 6 5 0 66-46 105-129 34-73 44-147 44-204z">
              <text:p/>
            </draw:path>
          </draw:g>
          <draw:frame draw:style-name="gr21" draw:text-style-name="P4" draw:layer="layout" svg:width="2.513cm" svg:height="0.992cm" svg:x="18.217cm" svg:y="6.287cm">
            <draw:text-box>
              <text:p text:style-name="P4">Cygnus</text:p>
            </draw:text-box>
          </draw:frame>
          <draw:g>
            <svg:title>TexMaths</svg:title>
            <svg:desc>28§display§\color[rgb]{0.5,0,0}{\textbf{v}_\textrm{GalRot} + \textbf{v}_\odot}§svg§600§TRUE</svg:desc>
            <draw:polygon draw:style-name="gr19" draw:layer="layout" svg:width="5.554cm" svg:height="0.802cm" svg:x="16.272cm" svg:y="9.385cm" svg:viewBox="0 0 5555 803" draw:points="2778,803 0,803 0,0 5555,0 5555,803">
              <text:p/>
            </draw:polygon>
            <draw:path draw:style-name="gr22" draw:layer="layout" svg:width="0.548cm" svg:height="0.441cm" svg:x="16.297cm" svg:y="9.519cm" svg:viewBox="0 0 549 442" svg:d="M476 67c6-14 8-19 73-19v-48c-25 3-53 3-79 3-25 0-70-3-89-3v48c17 0 47 2 47 11l-5 11-115 246-126-268h53v-48c-33 3-120 3-123 3-28 0-73-3-112-3v48h64l171 372c14 22 25 22 39 22 17 0 26-3 37-22z">
              <text:p/>
            </draw:path>
            <draw:path draw:style-name="gr22" draw:layer="layout" svg:width="0.52cm" svg:height="0.5cm" svg:x="16.919cm" svg:y="9.62cm" svg:viewBox="0 0 521 501" svg:d="M468 350c0-28 5-28 53-28v-25c-6 0-56 2-90 2-36 0-89 0-126-2v25h28c67 0 67 8 67 31v44c0 14 0 42-39 62-33 17-73 17-81 17-78 0-207-45-207-227s131-224 201-224c68 0 152 45 168 165 3 9 9 9 14 9 12 0 12-6 12-20v-162c0-11 0-17-12-17 0 0-5 0-11 8l-36 54c-34-37-81-62-143-62-146 0-266 112-266 249s118 252 266 252c39 0 118-8 148-56 12 20 40 42 45 42 9 0 9-8 9-20z">
              <text:p/>
            </draw:path>
            <draw:path draw:style-name="gr22" draw:layer="layout" svg:width="0.346cm" svg:height="0.315cm" svg:x="17.515cm" svg:y="9.796cm" svg:viewBox="0 0 347 316" svg:d="M272 123c0-36 0-61-31-89-31-23-65-34-104-34-67 0-112 25-112 67 0 23 14 34 34 34 17 0 31-14 31-31 0-14-6-28-23-34 23-16 65-16 67-16 40 0 82 25 82 84v22c-37 0-84 3-135 22-61 23-81 59-81 93 0 58 73 75 120 75 56 0 90-31 104-59 3 31 22 56 53 56 3 0 70 0 70-67v-36h-25v36c0 9 0 42-25 42s-25-33-25-42zM216 213c0 67-56 84-90 84s-67-23-67-56c0-40 33-93 157-98z">
              <text:p/>
            </draw:path>
            <draw:path draw:style-name="gr22" draw:layer="layout" svg:width="0.156cm" svg:height="0.48cm" svg:x="17.904cm" svg:y="9.625cm" svg:viewBox="0 0 157 481" svg:d="M106 0l-106 8v26c48 0 53 2 53 36v355c0 31-8 31-53 31v25c0 0 50-2 78-2s54 0 79 2v-25c-45 0-51 0-51-31z">
              <text:p/>
            </draw:path>
            <draw:path draw:style-name="gr22" draw:layer="layout" svg:width="0.525cm" svg:height="0.486cm" svg:x="18.128cm" svg:y="9.634cm" svg:viewBox="0 0 526 487" svg:d="M308 238c62-17 123-56 123-112 0-70-89-126-199-126h-232v25h17c53 0 53 6 53 31v361c0 22 0 31-53 31h-17v25c0 0 73-3 104-3 28 0 67 3 100 3v-25h-14c-56 0-56-6-56-31v-171h93c11 0 47 0 78 28 25 23 25 39 25 84 0 48 0 76 31 101s70 28 90 28c59 0 75-56 75-78 0-3 0-12-11-12s-11 6-14 12c-3 42-25 58-47 58-40 0-45-42-54-103-8-56-8-67-28-90-8-8-28-25-64-36zM224 227h-90v-174c0-19 0-25 20-28 6 0 28 0 42 0 67 0 162 0 162 101 0 76-61 101-134 101z">
              <text:p/>
            </draw:path>
            <draw:path draw:style-name="gr22" draw:layer="layout" svg:width="0.341cm" svg:height="0.315cm" svg:x="18.686cm" svg:y="9.796cm" svg:viewBox="0 0 342 316" svg:d="M342 162c0-86-76-162-171-162s-171 76-171 162c0 87 76 154 171 154 92 0 171-67 171-154zM171 294c-25 0-65-9-87-42-20-28-20-64-20-95s0-73 26-101c16-22 44-36 81-36 39 0 70 19 84 42 19 25 22 61 22 95 0 33-3 70-22 98-20 25-51 39-84 39z">
              <text:p/>
            </draw:path>
            <draw:path draw:style-name="gr22" draw:layer="layout" svg:width="0.24cm" svg:height="0.433cm" svg:x="19.069cm" svg:y="9.681cm" svg:viewBox="0 0 241 434" svg:d="M120 151h110v-22h-110v-129h-25c0 62-28 132-95 134v17h64v188c0 78 59 95 98 95 48 0 79-39 79-95v-40h-23v40c0 47-22 72-50 72-48 0-48-58-48-70z">
              <text:p/>
            </draw:path>
            <draw:path draw:style-name="gr22" draw:layer="layout" svg:width="0.657cm" svg:height="0.657cm" svg:x="19.688cm" svg:y="9.382cm" svg:viewBox="0 0 658 658" svg:d="M350 350h274c14 0 34 0 34-20 0-22-20-22-34-22h-274v-274c0-14 0-34-20-34-22 0-22 20-22 34v274h-274c-14 0-34 0-34 22 0 20 20 20 34 20h274v274c0 14 0 34 22 34 20 0 20-20 20-34z">
              <text:p/>
            </draw:path>
            <draw:path draw:style-name="gr22" draw:layer="layout" svg:width="0.548cm" svg:height="0.441cm" svg:x="20.64cm" svg:y="9.519cm" svg:viewBox="0 0 549 442" svg:d="M476 67c6-14 8-19 73-19v-48c-25 3-53 3-79 3-25 0-70-3-89-3v48c17 0 47 2 47 11l-5 11-115 246-126-268h53v-48c-33 3-120 3-123 3-28 0-70-3-112-3v48h64l171 372c14 22 25 22 39 22 17 0 26-3 37-22z">
              <text:p/>
            </draw:path>
            <draw:path draw:style-name="gr22" draw:layer="layout" svg:width="0.509cm" svg:height="0.508cm" svg:x="21.264cm" svg:y="9.679cm" svg:viewBox="0 0 510 509" svg:d="M510 255c0-143-115-255-255-255s-255 115-255 255c0 142 115 254 255 254 143 0 255-112 255-254zM255 487c-129 0-233-104-233-232 0-129 107-233 233-233 129 0 232 107 232 233 0 128-103 232-232 232zM308 255c0-28-25-51-53-51-31 0-53 23-53 51s25 53 53 53c31 0 53-25 53-53z">
              <text:p/>
            </draw:path>
          </draw:g>
        </draw:g>
        <draw:line draw:style-name="gr23" draw:text-style-name="P1" draw:layer="layout" svg:x1="7.993cm" svg:y1="12.121cm" svg:x2="15.438cm" svg:y2="14.571cm">
          <text:p/>
        </draw:line>
        <draw:line draw:style-name="gr23" draw:text-style-name="P1" draw:layer="layout" svg:x1="7.993cm" svg:y1="11.187cm" svg:x2="15.438cm" svg:y2="5.986cm">
          <text:p/>
        </draw:line>
        <draw:custom-shape draw:style-name="gr13" draw:text-style-name="P1" draw:layer="layout" svg:width="0.942cm" svg:height="0.934cm" svg:x="7.993cm" svg:y="11.1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 Roman Asian" svg:font-family="'CM Roman Asian'" style:font-pitch="variable" style:font-charset="x-symbol"/>
    <style:font-face style:name="Liberation Sans4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 Sans" svg:font-family="'CM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17:45:55.326498644</meta:creation-date>
    <meta:editing-duration>PT18H13M6S</meta:editing-duration>
    <meta:editing-cycles>5</meta:editing-cycles>
    <meta:generator>LibreOffice/4.2.8.2$Linux_X86_64 LibreOffice_project/420$Build-2</meta:generator>
    <dc:date>2017-03-03T11:59:43.529390313</dc:date>
    <meta:document-statistic meta:object-count="101"/>
  </office:meta>
</office:document-meta>
</file>